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4cm" svg:height="1.3cm" svg:x="1.7cm" svg:y="1.7cm">
          <text:p/>
        </draw:rect>
        <draw:rect draw:style-name="gr2" draw:text-style-name="P1" draw:layer="layout" svg:width="3.6cm" svg:height="0.7cm" svg:x="2cm" svg:y="2cm">
          <text:p text:style-name="P2">Name:</text:p>
        </draw:rect>
        <draw:rect draw:style-name="gr1" draw:text-style-name="P1" draw:layer="layout" svg:width="5.1cm" svg:height="0.7cm" svg:x="5.7cm" svg:y="2cm">
          <text:p/>
        </draw:rect>
        <draw:rect draw:style-name="gr1" draw:text-style-name="P1" draw:layer="layout" svg:width="9.4cm" svg:height="6cm" svg:x="1.8cm" svg:y="6.1cm">
          <text:p/>
        </draw:rect>
        <draw:rect draw:style-name="gr2" draw:text-style-name="P1" draw:layer="layout" svg:width="3.6cm" svg:height="0.7cm" svg:x="2.1cm" svg:y="6.4cm">
          <text:p text:style-name="P2">Name:</text:p>
        </draw:rect>
        <draw:rect draw:style-name="gr1" draw:text-style-name="P1" draw:layer="layout" svg:width="5.1cm" svg:height="0.7cm" svg:x="5.8cm" svg:y="6.4cm">
          <text:p/>
        </draw:rect>
        <draw:rect draw:style-name="gr2" draw:text-style-name="P1" draw:layer="layout" svg:width="3.6cm" svg:height="0.7cm" svg:x="2.1cm" svg:y="7.3cm">
          <text:p text:style-name="P2">Straße:</text:p>
        </draw:rect>
        <draw:rect draw:style-name="gr1" draw:text-style-name="P1" draw:layer="layout" svg:width="5.1cm" svg:height="0.7cm" svg:x="5.8cm" svg:y="7.3cm">
          <text:p/>
        </draw:rect>
        <draw:rect draw:style-name="gr2" draw:text-style-name="P1" draw:layer="layout" svg:width="3.6cm" svg:height="0.7cm" svg:x="2.1cm" svg:y="8.2cm">
          <text:p text:style-name="P2">Nr.:</text:p>
        </draw:rect>
        <draw:rect draw:style-name="gr1" draw:text-style-name="P1" draw:layer="layout" svg:width="5.1cm" svg:height="0.7cm" svg:x="5.8cm" svg:y="8.2cm">
          <text:p/>
        </draw:rect>
        <draw:rect draw:style-name="gr2" draw:text-style-name="P1" draw:layer="layout" svg:width="3.6cm" svg:height="0.7cm" svg:x="2.1cm" svg:y="9.098cm">
          <text:p text:style-name="P2">PLZ:</text:p>
        </draw:rect>
        <draw:rect draw:style-name="gr1" draw:text-style-name="P1" draw:layer="layout" svg:width="5.1cm" svg:height="0.7cm" svg:x="5.8cm" svg:y="9.098cm">
          <text:p/>
        </draw:rect>
        <draw:rect draw:style-name="gr2" draw:text-style-name="P1" draw:layer="layout" svg:width="3.6cm" svg:height="0.7cm" svg:x="2.1cm" svg:y="10cm">
          <text:p text:style-name="P2">Ort:</text:p>
        </draw:rect>
        <draw:rect draw:style-name="gr1" draw:text-style-name="P1" draw:layer="layout" svg:width="5.1cm" svg:height="0.7cm" svg:x="5.8cm" svg:y="10cm">
          <text:p/>
        </draw:rect>
        <draw:rect draw:style-name="gr3" draw:text-style-name="P1" draw:layer="layout" svg:width="3.5cm" svg:height="0.8cm" svg:x="2.1cm" svg:y="11.1cm">
          <text:p text:style-name="P1">Suchen</text:p>
        </draw:rect>
      </draw:page>
      <draw:page draw:name="page2" draw:style-name="dp1" draw:master-page-name="Standard">
        <draw:rect draw:style-name="gr1" draw:text-style-name="P1" draw:layer="layout" svg:width="9.4cm" svg:height="1.3cm" svg:x="1.7cm" svg:y="1.7cm">
          <text:p/>
        </draw:rect>
        <draw:rect draw:style-name="gr2" draw:text-style-name="P1" draw:layer="layout" svg:width="3.6cm" svg:height="0.7cm" svg:x="2cm" svg:y="2cm">
          <text:p text:style-name="P2">Name:</text:p>
        </draw:rect>
        <draw:rect draw:style-name="gr1" draw:text-style-name="P1" draw:layer="layout" svg:width="5.1cm" svg:height="0.7cm" svg:x="5.7cm" svg:y="2cm">
          <text:p/>
        </draw:rect>
        <draw:rect draw:style-name="gr4" draw:text-style-name="P1" draw:layer="layout" svg:width="3.9cm" svg:height="1.3cm" svg:x="1.7cm" svg:y="1.7cm">
          <text:p text:style-name="P1">Bereich 1</text:p>
        </draw:rect>
        <draw:rect draw:style-name="gr4" draw:text-style-name="P1" draw:layer="layout" svg:width="5.5cm" svg:height="1.3cm" svg:x="5.6cm" svg:y="1.7cm">
          <text:p text:style-name="P1">Bereich 2</text:p>
        </draw:rect>
        <draw:rect draw:style-name="gr1" draw:text-style-name="P1" draw:layer="layout" svg:width="9.4cm" svg:height="6cm" svg:x="1.8cm" svg:y="6.1cm">
          <text:p/>
        </draw:rect>
        <draw:rect draw:style-name="gr2" draw:text-style-name="P1" draw:layer="layout" svg:width="3.6cm" svg:height="0.7cm" svg:x="2.1cm" svg:y="6.4cm">
          <text:p text:style-name="P2">Name:</text:p>
        </draw:rect>
        <draw:rect draw:style-name="gr1" draw:text-style-name="P1" draw:layer="layout" svg:width="5.1cm" svg:height="0.7cm" svg:x="5.8cm" svg:y="6.4cm">
          <text:p/>
        </draw:rect>
        <draw:rect draw:style-name="gr2" draw:text-style-name="P1" draw:layer="layout" svg:width="3.6cm" svg:height="0.7cm" svg:x="2.1cm" svg:y="7.3cm">
          <text:p text:style-name="P2">Straße:</text:p>
        </draw:rect>
        <draw:rect draw:style-name="gr1" draw:text-style-name="P1" draw:layer="layout" svg:width="5.1cm" svg:height="0.7cm" svg:x="5.8cm" svg:y="7.3cm">
          <text:p/>
        </draw:rect>
        <draw:rect draw:style-name="gr2" draw:text-style-name="P1" draw:layer="layout" svg:width="3.6cm" svg:height="0.7cm" svg:x="2.1cm" svg:y="8.2cm">
          <text:p text:style-name="P2">Nr.:</text:p>
        </draw:rect>
        <draw:rect draw:style-name="gr1" draw:text-style-name="P1" draw:layer="layout" svg:width="5.1cm" svg:height="0.7cm" svg:x="5.8cm" svg:y="8.2cm">
          <text:p/>
        </draw:rect>
        <draw:rect draw:style-name="gr2" draw:text-style-name="P1" draw:layer="layout" svg:width="3.6cm" svg:height="0.7cm" svg:x="2.1cm" svg:y="9.098cm">
          <text:p text:style-name="P2">PLZ:</text:p>
        </draw:rect>
        <draw:rect draw:style-name="gr1" draw:text-style-name="P1" draw:layer="layout" svg:width="5.1cm" svg:height="0.7cm" svg:x="5.8cm" svg:y="9.098cm">
          <text:p/>
        </draw:rect>
        <draw:rect draw:style-name="gr2" draw:text-style-name="P1" draw:layer="layout" svg:width="3.6cm" svg:height="0.7cm" svg:x="2.1cm" svg:y="10cm">
          <text:p text:style-name="P2">Ort:</text:p>
        </draw:rect>
        <draw:rect draw:style-name="gr1" draw:text-style-name="P1" draw:layer="layout" svg:width="5.1cm" svg:height="0.7cm" svg:x="5.8cm" svg:y="10cm">
          <text:p/>
        </draw:rect>
        <draw:rect draw:style-name="gr3" draw:text-style-name="P1" draw:layer="layout" svg:width="3.5cm" svg:height="0.8cm" svg:x="2.1cm" svg:y="11.1cm">
          <text:p text:style-name="P1">Suchen</text:p>
        </draw:rect>
        <draw:rect draw:style-name="gr4" draw:text-style-name="P1" draw:layer="layout" svg:width="9.4cm" svg:height="1cm" svg:x="1.8cm" svg:y="6.1cm">
          <text:p text:style-name="P1">Bereich 1</text:p>
        </draw:rect>
        <draw:rect draw:style-name="gr4" draw:text-style-name="P1" draw:layer="layout" svg:width="9.4cm" svg:height="1cm" svg:x="1.8cm" svg:y="7.1cm">
          <text:p text:style-name="P1">Bereich 2</text:p>
        </draw:rect>
        <draw:rect draw:style-name="gr4" draw:text-style-name="P1" draw:layer="layout" svg:width="9.4cm" svg:height="1cm" svg:x="1.8cm" svg:y="8.1cm">
          <text:p text:style-name="P1">Bereich 3</text:p>
        </draw:rect>
        <draw:rect draw:style-name="gr4" draw:text-style-name="P1" draw:layer="layout" svg:width="9.4cm" svg:height="1cm" svg:x="1.8cm" svg:y="9.1cm">
          <text:p text:style-name="P1">Bereich 4</text:p>
        </draw:rect>
        <draw:rect draw:style-name="gr4" draw:text-style-name="P1" draw:layer="layout" svg:width="9.4cm" svg:height="1cm" svg:x="1.8cm" svg:y="10.1cm">
          <text:p text:style-name="P1">Bereich 5</text:p>
        </draw:rect>
        <draw:rect draw:style-name="gr4" draw:text-style-name="P1" draw:layer="layout" svg:width="9.4cm" svg:height="1cm" svg:x="1.8cm" svg:y="11.1cm">
          <text:p text:style-name="P1">Bereich 6</text:p>
        </draw:rect>
      </draw:page>
      <draw:page draw:name="page3" draw:style-name="dp1" draw:master-page-name="Standard">
        <draw:rect draw:style-name="gr1" draw:text-style-name="P1" draw:layer="layout" svg:width="9.4cm" svg:height="1.3cm" svg:x="1.7cm" svg:y="1.7cm">
          <text:p/>
        </draw:rect>
        <draw:rect draw:style-name="gr2" draw:text-style-name="P1" draw:layer="layout" svg:width="3.6cm" svg:height="0.7cm" svg:x="2cm" svg:y="2cm">
          <text:p text:style-name="P2">Name:</text:p>
        </draw:rect>
        <draw:rect draw:style-name="gr1" draw:text-style-name="P1" draw:layer="layout" svg:width="5.1cm" svg:height="0.7cm" svg:x="5.7cm" svg:y="2cm">
          <text:p/>
        </draw:rect>
        <draw:rect draw:style-name="gr1" draw:text-style-name="P1" draw:layer="layout" svg:width="9.4cm" svg:height="1.3cm" svg:x="1.8cm" svg:y="5.1cm">
          <text:p/>
        </draw:rect>
        <draw:rect draw:style-name="gr2" draw:text-style-name="P1" draw:layer="layout" svg:width="3.6cm" svg:height="0.7cm" svg:x="7.5cm" svg:y="5.4cm">
          <text:p text:style-name="P2">Name</text:p>
        </draw:rect>
        <draw:rect draw:style-name="gr1" draw:text-style-name="P1" draw:layer="layout" svg:width="5.1cm" svg:height="0.7cm" svg:x="2.2cm" svg:y="5.4cm">
          <text:p/>
        </draw:rect>
        <draw:rect draw:style-name="gr1" draw:text-style-name="P1" draw:layer="layout" svg:width="6.1cm" svg:height="2.2cm" svg:x="11.7cm" svg:y="1.7cm">
          <text:p/>
        </draw:rect>
        <draw:rect draw:style-name="gr2" draw:text-style-name="P1" draw:layer="layout" svg:width="3.6cm" svg:height="0.7cm" svg:x="12cm" svg:y="2cm">
          <text:p text:style-name="P2">Name:</text:p>
        </draw:rect>
        <draw:rect draw:style-name="gr1" draw:text-style-name="P1" draw:layer="layout" svg:width="5.1cm" svg:height="0.7cm" svg:x="12.2cm" svg:y="2.9cm">
          <text:p/>
        </draw:rect>
        <draw:rect draw:style-name="gr1" draw:text-style-name="P1" draw:layer="layout" svg:width="6.1cm" svg:height="2.2cm" svg:x="11.7cm" svg:y="4.2cm">
          <text:p/>
        </draw:rect>
        <draw:rect draw:style-name="gr1" draw:text-style-name="P1" draw:layer="layout" svg:width="5.1cm" svg:height="0.7cm" svg:x="12.2cm" svg:y="4.5cm">
          <text:p/>
        </draw:rect>
        <draw:rect draw:style-name="gr2" draw:text-style-name="P1" draw:layer="layout" svg:width="3.6cm" svg:height="0.7cm" svg:x="11.979cm" svg:y="5.5cm">
          <text:p text:style-name="P2">Name</text:p>
        </draw:rect>
      </draw:page>
      <draw:page draw:name="page4" draw:style-name="dp1" draw:master-page-name="Standard">
        <draw:rect draw:style-name="gr1" draw:text-style-name="P1" draw:layer="layout" svg:width="9.4cm" svg:height="6cm" svg:x="1.3cm" svg:y="1.3cm">
          <text:p/>
        </draw:rect>
        <draw:rect draw:style-name="gr2" draw:text-style-name="P1" draw:layer="layout" svg:width="3.6cm" svg:height="0.7cm" svg:x="1.6cm" svg:y="1.6cm">
          <text:p text:style-name="P2">Name:</text:p>
        </draw:rect>
        <draw:rect draw:style-name="gr1" draw:text-style-name="P1" draw:layer="layout" svg:width="5.1cm" svg:height="0.7cm" svg:x="5.3cm" svg:y="1.6cm">
          <text:p/>
        </draw:rect>
        <draw:rect draw:style-name="gr2" draw:text-style-name="P1" draw:layer="layout" svg:width="3.6cm" svg:height="0.7cm" svg:x="1.6cm" svg:y="2.5cm">
          <text:p text:style-name="P2">Straße:</text:p>
        </draw:rect>
        <draw:rect draw:style-name="gr1" draw:text-style-name="P1" draw:layer="layout" svg:width="5.1cm" svg:height="0.7cm" svg:x="5.3cm" svg:y="2.5cm">
          <text:p/>
        </draw:rect>
        <draw:rect draw:style-name="gr2" draw:text-style-name="P1" draw:layer="layout" svg:width="3.6cm" svg:height="0.7cm" svg:x="1.6cm" svg:y="3.4cm">
          <text:p text:style-name="P2">Nr.:</text:p>
        </draw:rect>
        <draw:rect draw:style-name="gr1" draw:text-style-name="P1" draw:layer="layout" svg:width="5.1cm" svg:height="0.7cm" svg:x="5.3cm" svg:y="3.4cm">
          <text:p/>
        </draw:rect>
        <draw:rect draw:style-name="gr2" draw:text-style-name="P1" draw:layer="layout" svg:width="3.6cm" svg:height="0.7cm" svg:x="1.6cm" svg:y="4.298cm">
          <text:p text:style-name="P2">PLZ:</text:p>
        </draw:rect>
        <draw:rect draw:style-name="gr1" draw:text-style-name="P1" draw:layer="layout" svg:width="5.1cm" svg:height="0.7cm" svg:x="5.3cm" svg:y="4.298cm">
          <text:p/>
        </draw:rect>
        <draw:rect draw:style-name="gr2" draw:text-style-name="P1" draw:layer="layout" svg:width="3.6cm" svg:height="0.7cm" svg:x="1.6cm" svg:y="5.2cm">
          <text:p text:style-name="P2">Ort:</text:p>
        </draw:rect>
        <draw:rect draw:style-name="gr1" draw:text-style-name="P1" draw:layer="layout" svg:width="5.1cm" svg:height="0.7cm" svg:x="5.3cm" svg:y="5.2cm">
          <text:p/>
        </draw:rect>
        <draw:rect draw:style-name="gr3" draw:text-style-name="P1" draw:layer="layout" svg:width="3.5cm" svg:height="0.8cm" svg:x="1.6cm" svg:y="6.3cm">
          <text:p text:style-name="P1">Suchen</text:p>
        </draw:rect>
        <draw:rect draw:style-name="gr1" draw:text-style-name="P1" draw:layer="layout" svg:width="9.4cm" svg:height="6cm" svg:x="1.3cm" svg:y="1.3cm">
          <text:p/>
        </draw:rect>
        <draw:rect draw:style-name="gr2" draw:text-style-name="P1" draw:layer="layout" svg:width="3.6cm" svg:height="0.7cm" svg:x="1.6cm" svg:y="1.6cm">
          <text:p text:style-name="P2">Name:</text:p>
        </draw:rect>
        <draw:rect draw:style-name="gr1" draw:text-style-name="P1" draw:layer="layout" svg:width="5.1cm" svg:height="0.7cm" svg:x="5.3cm" svg:y="1.6cm">
          <text:p/>
        </draw:rect>
        <draw:rect draw:style-name="gr2" draw:text-style-name="P1" draw:layer="layout" svg:width="3.6cm" svg:height="0.7cm" svg:x="1.6cm" svg:y="2.5cm">
          <text:p text:style-name="P2">Straße:</text:p>
        </draw:rect>
        <draw:rect draw:style-name="gr1" draw:text-style-name="P1" draw:layer="layout" svg:width="5.1cm" svg:height="0.7cm" svg:x="5.3cm" svg:y="2.5cm">
          <text:p/>
        </draw:rect>
        <draw:rect draw:style-name="gr2" draw:text-style-name="P1" draw:layer="layout" svg:width="3.6cm" svg:height="0.7cm" svg:x="1.6cm" svg:y="3.4cm">
          <text:p text:style-name="P2">Nr.:</text:p>
        </draw:rect>
        <draw:rect draw:style-name="gr1" draw:text-style-name="P1" draw:layer="layout" svg:width="5.1cm" svg:height="0.7cm" svg:x="5.3cm" svg:y="3.4cm">
          <text:p/>
        </draw:rect>
        <draw:rect draw:style-name="gr2" draw:text-style-name="P1" draw:layer="layout" svg:width="3.6cm" svg:height="0.7cm" svg:x="1.6cm" svg:y="4.298cm">
          <text:p text:style-name="P2">PLZ:</text:p>
        </draw:rect>
        <draw:rect draw:style-name="gr1" draw:text-style-name="P1" draw:layer="layout" svg:width="5.1cm" svg:height="0.7cm" svg:x="5.3cm" svg:y="4.298cm">
          <text:p/>
        </draw:rect>
        <draw:rect draw:style-name="gr2" draw:text-style-name="P1" draw:layer="layout" svg:width="3.6cm" svg:height="0.7cm" svg:x="1.6cm" svg:y="5.2cm">
          <text:p text:style-name="P2">Ort:</text:p>
        </draw:rect>
        <draw:rect draw:style-name="gr1" draw:text-style-name="P1" draw:layer="layout" svg:width="5.1cm" svg:height="0.7cm" svg:x="5.3cm" svg:y="5.2cm">
          <text:p/>
        </draw:rect>
        <draw:rect draw:style-name="gr3" draw:text-style-name="P1" draw:layer="layout" svg:width="3.5cm" svg:height="0.8cm" svg:x="1.6cm" svg:y="6.3cm">
          <text:p text:style-name="P1">Suchen</text:p>
        </draw:rect>
        <draw:rect draw:style-name="gr1" draw:text-style-name="P1" draw:layer="layout" svg:width="9.4cm" svg:height="6cm" svg:x="11.3cm" svg:y="1.3cm">
          <text:p/>
        </draw:rect>
        <draw:rect draw:style-name="gr2" draw:text-style-name="P1" draw:layer="layout" svg:width="3.6cm" svg:height="0.7cm" svg:x="11.6cm" svg:y="2.7cm">
          <text:p text:style-name="P2">Name:</text:p>
        </draw:rect>
        <draw:rect draw:style-name="gr1" draw:text-style-name="P1" draw:layer="layout" svg:width="5.1cm" svg:height="0.7cm" svg:x="15.3cm" svg:y="2.7cm">
          <text:p/>
        </draw:rect>
        <draw:rect draw:style-name="gr2" draw:text-style-name="P1" draw:layer="layout" svg:width="3.6cm" svg:height="0.7cm" svg:x="11.6cm" svg:y="3.6cm">
          <text:p text:style-name="P2">Straße:</text:p>
        </draw:rect>
        <draw:rect draw:style-name="gr1" draw:text-style-name="P1" draw:layer="layout" svg:width="5.1cm" svg:height="0.7cm" svg:x="15.3cm" svg:y="3.6cm">
          <text:p/>
        </draw:rect>
        <draw:rect draw:style-name="gr2" draw:text-style-name="P1" draw:layer="layout" svg:width="3.6cm" svg:height="0.7cm" svg:x="11.6cm" svg:y="4.5cm">
          <text:p text:style-name="P2">Nr.:</text:p>
        </draw:rect>
        <draw:rect draw:style-name="gr1" draw:text-style-name="P1" draw:layer="layout" svg:width="5.1cm" svg:height="0.7cm" svg:x="15.3cm" svg:y="4.5cm">
          <text:p/>
        </draw:rect>
        <draw:rect draw:style-name="gr2" draw:text-style-name="P1" draw:layer="layout" svg:width="3.6cm" svg:height="0.7cm" svg:x="11.6cm" svg:y="5.398cm">
          <text:p text:style-name="P2">PLZ:</text:p>
        </draw:rect>
        <draw:rect draw:style-name="gr1" draw:text-style-name="P1" draw:layer="layout" svg:width="5.1cm" svg:height="0.7cm" svg:x="15.3cm" svg:y="5.398cm">
          <text:p/>
        </draw:rect>
        <draw:rect draw:style-name="gr2" draw:text-style-name="P1" draw:layer="layout" svg:width="3.6cm" svg:height="0.7cm" svg:x="11.6cm" svg:y="6.3cm">
          <text:p text:style-name="P2">Ort:</text:p>
        </draw:rect>
        <draw:rect draw:style-name="gr1" draw:text-style-name="P1" draw:layer="layout" svg:width="5.1cm" svg:height="0.7cm" svg:x="15.3cm" svg:y="6.3cm">
          <text:p/>
        </draw:rect>
        <draw:rect draw:style-name="gr1" draw:text-style-name="P1" draw:layer="layout" svg:width="9.4cm" svg:height="6cm" svg:x="11.3cm" svg:y="1.3cm">
          <text:p/>
        </draw:rect>
        <draw:rect draw:style-name="gr2" draw:text-style-name="P1" draw:layer="layout" svg:width="3.6cm" svg:height="0.7cm" svg:x="11.6cm" svg:y="2.7cm">
          <text:p text:style-name="P2">Name:</text:p>
        </draw:rect>
        <draw:rect draw:style-name="gr1" draw:text-style-name="P1" draw:layer="layout" svg:width="5.1cm" svg:height="0.7cm" svg:x="15.3cm" svg:y="2.7cm">
          <text:p/>
        </draw:rect>
        <draw:rect draw:style-name="gr2" draw:text-style-name="P1" draw:layer="layout" svg:width="3.6cm" svg:height="0.7cm" svg:x="11.6cm" svg:y="3.6cm">
          <text:p text:style-name="P2">Straße:</text:p>
        </draw:rect>
        <draw:rect draw:style-name="gr1" draw:text-style-name="P1" draw:layer="layout" svg:width="5.1cm" svg:height="0.7cm" svg:x="15.3cm" svg:y="3.6cm">
          <text:p/>
        </draw:rect>
        <draw:rect draw:style-name="gr2" draw:text-style-name="P1" draw:layer="layout" svg:width="3.6cm" svg:height="0.7cm" svg:x="11.6cm" svg:y="4.5cm">
          <text:p text:style-name="P2">Nr.:</text:p>
        </draw:rect>
        <draw:rect draw:style-name="gr1" draw:text-style-name="P1" draw:layer="layout" svg:width="5.1cm" svg:height="0.7cm" svg:x="15.3cm" svg:y="4.5cm">
          <text:p/>
        </draw:rect>
        <draw:rect draw:style-name="gr2" draw:text-style-name="P1" draw:layer="layout" svg:width="3.6cm" svg:height="0.7cm" svg:x="11.6cm" svg:y="5.398cm">
          <text:p text:style-name="P2">PLZ:</text:p>
        </draw:rect>
        <draw:rect draw:style-name="gr1" draw:text-style-name="P1" draw:layer="layout" svg:width="5.1cm" svg:height="0.7cm" svg:x="15.3cm" svg:y="5.398cm">
          <text:p/>
        </draw:rect>
        <draw:rect draw:style-name="gr2" draw:text-style-name="P1" draw:layer="layout" svg:width="3.6cm" svg:height="0.7cm" svg:x="11.6cm" svg:y="6.3cm">
          <text:p text:style-name="P2">Ort:</text:p>
        </draw:rect>
        <draw:rect draw:style-name="gr1" draw:text-style-name="P1" draw:layer="layout" svg:width="5.1cm" svg:height="0.7cm" svg:x="15.3cm" svg:y="6.3cm">
          <text:p/>
        </draw:rect>
        <draw:rect draw:style-name="gr3" draw:text-style-name="P1" draw:layer="layout" svg:width="3.5cm" svg:height="0.8cm" svg:x="11.6cm" svg:y="1.6cm">
          <text:p text:style-name="P1">Suchen</text:p>
        </draw:rect>
        <draw:rect draw:style-name="gr2" draw:text-style-name="P1" draw:layer="layout" svg:width="3.6cm" svg:height="0.7cm" svg:x="4.9cm" svg:y="8cm">
          <text:p text:style-name="P2">Name:</text:p>
        </draw:rect>
        <draw:rect draw:style-name="gr1" draw:text-style-name="P1" draw:layer="layout" svg:width="5.1cm" svg:height="0.7cm" svg:x="8.6cm" svg:y="8cm">
          <text:p/>
        </draw:rect>
        <draw:rect draw:style-name="gr2" draw:text-style-name="P1" draw:layer="layout" svg:width="3.6cm" svg:height="0.7cm" svg:x="4.9cm" svg:y="8.9cm">
          <text:p text:style-name="P2">Straße:</text:p>
        </draw:rect>
        <draw:rect draw:style-name="gr1" draw:text-style-name="P1" draw:layer="layout" svg:width="5.1cm" svg:height="0.7cm" svg:x="8.6cm" svg:y="8.9cm">
          <text:p/>
        </draw:rect>
        <draw:rect draw:style-name="gr2" draw:text-style-name="P1" draw:layer="layout" svg:width="3.6cm" svg:height="0.7cm" svg:x="4.9cm" svg:y="9.8cm">
          <text:p text:style-name="P2">Nr.:</text:p>
        </draw:rect>
        <draw:rect draw:style-name="gr1" draw:text-style-name="P1" draw:layer="layout" svg:width="5.1cm" svg:height="0.7cm" svg:x="8.6cm" svg:y="9.8cm">
          <text:p/>
        </draw:rect>
        <draw:rect draw:style-name="gr2" draw:text-style-name="P1" draw:layer="layout" svg:width="3.6cm" svg:height="0.7cm" svg:x="4.9cm" svg:y="10.698cm">
          <text:p text:style-name="P2">PLZ:</text:p>
        </draw:rect>
        <draw:rect draw:style-name="gr1" draw:text-style-name="P1" draw:layer="layout" svg:width="5.1cm" svg:height="0.7cm" svg:x="8.6cm" svg:y="10.698cm">
          <text:p/>
        </draw:rect>
        <draw:rect draw:style-name="gr2" draw:text-style-name="P1" draw:layer="layout" svg:width="3.6cm" svg:height="0.7cm" svg:x="4.9cm" svg:y="11.6cm">
          <text:p text:style-name="P2">Ort:</text:p>
        </draw:rect>
        <draw:rect draw:style-name="gr1" draw:text-style-name="P1" draw:layer="layout" svg:width="5.1cm" svg:height="0.7cm" svg:x="8.6cm" svg:y="11.6cm">
          <text:p/>
        </draw:rect>
        <draw:rect draw:style-name="gr1" draw:text-style-name="P1" draw:layer="layout" svg:width="13.3cm" svg:height="4.9cm" svg:x="4.6cm" svg:y="7.7cm">
          <text:p/>
        </draw:rect>
        <draw:rect draw:style-name="gr2" draw:text-style-name="P1" draw:layer="layout" svg:width="3.6cm" svg:height="0.7cm" svg:x="4.9cm" svg:y="8cm">
          <text:p text:style-name="P2">Name:</text:p>
        </draw:rect>
        <draw:rect draw:style-name="gr1" draw:text-style-name="P1" draw:layer="layout" svg:width="5.1cm" svg:height="0.7cm" svg:x="8.6cm" svg:y="8cm">
          <text:p/>
        </draw:rect>
        <draw:rect draw:style-name="gr2" draw:text-style-name="P1" draw:layer="layout" svg:width="3.6cm" svg:height="0.7cm" svg:x="4.9cm" svg:y="8.9cm">
          <text:p text:style-name="P2">Straße:</text:p>
        </draw:rect>
        <draw:rect draw:style-name="gr1" draw:text-style-name="P1" draw:layer="layout" svg:width="5.1cm" svg:height="0.7cm" svg:x="8.6cm" svg:y="8.9cm">
          <text:p/>
        </draw:rect>
        <draw:rect draw:style-name="gr2" draw:text-style-name="P1" draw:layer="layout" svg:width="3.6cm" svg:height="0.7cm" svg:x="4.9cm" svg:y="9.8cm">
          <text:p text:style-name="P2">Nr.:</text:p>
        </draw:rect>
        <draw:rect draw:style-name="gr1" draw:text-style-name="P1" draw:layer="layout" svg:width="5.1cm" svg:height="0.7cm" svg:x="8.6cm" svg:y="9.8cm">
          <text:p/>
        </draw:rect>
        <draw:rect draw:style-name="gr2" draw:text-style-name="P1" draw:layer="layout" svg:width="3.6cm" svg:height="0.7cm" svg:x="4.9cm" svg:y="10.698cm">
          <text:p text:style-name="P2">PLZ:</text:p>
        </draw:rect>
        <draw:rect draw:style-name="gr1" draw:text-style-name="P1" draw:layer="layout" svg:width="5.1cm" svg:height="0.7cm" svg:x="8.6cm" svg:y="10.698cm">
          <text:p/>
        </draw:rect>
        <draw:rect draw:style-name="gr2" draw:text-style-name="P1" draw:layer="layout" svg:width="3.6cm" svg:height="0.7cm" svg:x="4.9cm" svg:y="11.6cm">
          <text:p text:style-name="P2">Ort:</text:p>
        </draw:rect>
        <draw:rect draw:style-name="gr1" draw:text-style-name="P1" draw:layer="layout" svg:width="5.1cm" svg:height="0.7cm" svg:x="8.6cm" svg:y="11.6cm">
          <text:p/>
        </draw:rect>
        <draw:rect draw:style-name="gr3" draw:text-style-name="P1" draw:layer="layout" svg:width="3.5cm" svg:height="4.3cm" svg:x="14cm" svg:y="8cm">
          <text:p text:style-name="P1">Suche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08T22:33:55.54</meta:creation-date>
    <dc:date>2015-02-10T14:00:57.62</dc:date>
    <dc:creator>Niels Gundermann</dc:creator>
    <meta:editing-duration>PT1H2M11S</meta:editing-duration>
    <meta:editing-cycles>4</meta:editing-cycles>
    <meta:generator>OpenOffice/4.1.1$Win32 OpenOffice.org_project/411m6$Build-9775</meta:generator>
    <meta:document-statistic meta:object-count="119"/>
  </office:meta>
</office:document-meta>
</file>